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F0000007BE1593767.png"/>
  <manifest:file-entry manifest:media-type="image/png" manifest:full-path="Pictures/10000000000000D8000000CF02F49A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4.218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3" style:family="paragraph">
      <style:paragraph-properties fo:margin-left="1.2cm" fo:margin-right="0cm" fo:text-indent="-0.9cm"/>
      <style:text-properties fo:color="#0d1f61"/>
    </style:style>
    <style:style style:name="P4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28cm" svg:height="4.445cm" svg:x="0cm" svg:y="0cm">
          <text:p/>
        </draw:rect>
        <draw:frame draw:style-name="gr2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1" draw:text-style-name="P2" draw:layer="layout" svg:width="25.199cm" svg:height="4.218cm" svg:x="1.4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presentation:footer/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effrey Gough</meta:initial-creator>
    <meta:creation-date>2007-09-26T21:37:22</meta:creation-date>
    <dc:creator>Jeffrey Gough</dc:creator>
    <dc:date>2007-09-26T22:52:41</dc:date>
    <dc:language>en-US</dc:language>
    <meta:editing-cycles>3</meta:editing-cycles>
    <meta:editing-duration>PT1H15M42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